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 Serif" svg:font-family="'Sans Serif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/>
    </style:style>
    <style:style style:name="P2" style:family="paragraph" style:parent-style-name="Preformatted_20_Text">
      <style:text-properties fo:color="#cc0000"/>
    </style:style>
    <style:style style:name="P3" style:family="paragraph" style:parent-style-name="Preformatted_20_Text">
      <style:paragraph-properties fo:margin-top="0cm" fo:margin-bottom="0.499cm" loext:contextual-spacing="false"/>
    </style:style>
    <style:style style:name="P4" style:family="paragraph" style:parent-style-name="Standard">
      <style:text-properties officeooo:paragraph-rsid="0020e1ca"/>
    </style:style>
    <style:style style:name="P5" style:family="paragraph" style:parent-style-name="Standard">
      <style:text-properties fo:font-size="24pt" officeooo:rsid="001d50cd" officeooo:paragraph-rsid="0020e1ca" fo:background-color="#dddddd" style:font-size-asian="24pt" style:font-size-complex="24pt"/>
    </style:style>
    <style:style style:name="P6" style:family="paragraph" style:parent-style-name="Standard">
      <style:text-properties fo:font-size="24pt" officeooo:rsid="001d50cd" officeooo:paragraph-rsid="002a23d5" fo:background-color="#dddddd" style:font-size-asian="24pt" style:font-size-complex="24pt"/>
    </style:style>
    <style:style style:name="P7" style:family="paragraph" style:parent-style-name="Standard">
      <style:text-properties fo:font-size="24pt" officeooo:rsid="002203ab" fo:background-color="#dddddd" style:font-size-asian="24pt" style:font-size-complex="24pt"/>
    </style:style>
    <style:style style:name="P8" style:family="paragraph" style:parent-style-name="Standard">
      <style:text-properties fo:font-size="24pt" officeooo:rsid="002203ab" officeooo:paragraph-rsid="002203ab" fo:background-color="#dddddd" style:font-size-asian="24pt" style:font-size-complex="24pt"/>
    </style:style>
    <style:style style:name="P9" style:family="paragraph" style:parent-style-name="Standard">
      <style:text-properties fo:font-size="24pt" officeooo:rsid="0027adfb" officeooo:paragraph-rsid="0027adfb" fo:background-color="#dddddd" style:font-size-asian="24pt" style:font-size-complex="24pt"/>
    </style:style>
    <style:style style:name="P10" style:family="paragraph" style:parent-style-name="Standard">
      <style:text-properties fo:font-size="24pt" officeooo:rsid="002a045a" officeooo:paragraph-rsid="002a045a" fo:background-color="#dddddd" style:font-size-asian="24pt" style:font-size-complex="24pt"/>
    </style:style>
    <style:style style:name="P11" style:family="paragraph" style:parent-style-name="Standard">
      <style:text-properties fo:font-size="24pt" officeooo:rsid="002203ab" officeooo:paragraph-rsid="002203ab" fo:background-color="#bee3d3" style:font-size-asian="24pt" style:font-size-complex="24pt"/>
    </style:style>
    <style:style style:name="P12" style:family="paragraph" style:parent-style-name="Standard">
      <style:text-properties fo:font-size="24pt" officeooo:rsid="002203ab" officeooo:paragraph-rsid="002203ab" fo:background-color="transparent" style:font-size-asian="24pt" style:font-size-complex="24pt"/>
    </style:style>
    <style:style style:name="P13" style:family="paragraph" style:parent-style-name="Standard">
      <style:text-properties fo:font-size="24pt" officeooo:rsid="002a045a" fo:background-color="transparent" style:font-size-asian="24pt" style:font-size-complex="24pt"/>
    </style:style>
    <style:style style:name="P14" style:family="paragraph" style:parent-style-name="Standard">
      <style:text-properties fo:font-size="24pt" officeooo:rsid="002a045a" officeooo:paragraph-rsid="002a045a" fo:background-color="#fedcc6" style:font-size-asian="24pt" style:font-size-complex="24pt"/>
    </style:style>
    <style:style style:name="P15" style:family="paragraph" style:parent-style-name="Standard">
      <style:text-properties officeooo:rsid="002b99f7" officeooo:paragraph-rsid="002b99f7" fo:background-color="#fff200"/>
    </style:style>
    <style:style style:name="P16" style:family="paragraph" style:parent-style-name="Standard">
      <style:text-properties fo:font-size="18pt" officeooo:rsid="001d50cd" officeooo:paragraph-rsid="0020e1ca" fo:background-color="#fff200" style:font-size-asian="18pt" style:font-size-complex="18pt"/>
    </style:style>
    <style:style style:name="P17" style:family="paragraph" style:parent-style-name="Standard">
      <style:text-properties fo:font-size="18pt" officeooo:rsid="002203ab" officeooo:paragraph-rsid="002203ab" fo:background-color="#fff200" style:font-size-asian="18pt" style:font-size-complex="18pt"/>
    </style:style>
    <style:style style:name="P18" style:family="paragraph" style:parent-style-name="Standard">
      <style:text-properties officeooo:rsid="0020e1ca" officeooo:paragraph-rsid="0020e1ca"/>
    </style:style>
    <style:style style:name="P19" style:family="paragraph" style:parent-style-name="Standard">
      <style:text-properties officeooo:rsid="002203ab" officeooo:paragraph-rsid="002203ab"/>
    </style:style>
    <style:style style:name="P20" style:family="paragraph" style:parent-style-name="Standard">
      <style:text-properties officeooo:paragraph-rsid="002203ab"/>
    </style:style>
    <style:style style:name="P21" style:family="paragraph" style:parent-style-name="Standard">
      <style:text-properties officeooo:rsid="00230099" officeooo:paragraph-rsid="00230099"/>
    </style:style>
    <style:style style:name="P22" style:family="paragraph" style:parent-style-name="Standard">
      <style:text-properties fo:font-size="20pt" officeooo:rsid="0027adfb" officeooo:paragraph-rsid="0027c9c2" fo:background-color="#009353" style:font-size-asian="20pt" style:font-size-complex="20pt"/>
    </style:style>
    <style:style style:name="P23" style:family="paragraph" style:parent-style-name="Standard">
      <style:text-properties officeooo:paragraph-rsid="002927a4"/>
    </style:style>
    <style:style style:name="P24" style:family="paragraph" style:parent-style-name="Standard">
      <style:text-properties officeooo:rsid="002b99f7" officeooo:paragraph-rsid="002b99f7"/>
    </style:style>
    <style:style style:name="P2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Sans Serif" officeooo:rsid="001d50cd" officeooo:paragraph-rsid="0020e1ca"/>
    </style:style>
    <style:style style:name="P26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Sans Serif"/>
    </style:style>
    <style:style style:name="P27" style:family="paragraph" style:parent-style-name="Preformatted_20_Text">
      <style:text-properties officeooo:rsid="001d50cd" officeooo:paragraph-rsid="0020e1ca"/>
    </style:style>
    <style:style style:name="P28" style:family="paragraph" style:parent-style-name="Preformatted_20_Text">
      <style:text-properties officeooo:rsid="002203ab" officeooo:paragraph-rsid="002203ab"/>
    </style:style>
    <style:style style:name="P29" style:family="paragraph" style:parent-style-name="Preformatted_20_Text">
      <style:text-properties fo:font-size="18pt" officeooo:rsid="002448c9" officeooo:paragraph-rsid="002448c9" fo:background-color="#fff200" style:font-size-asian="18pt" style:font-size-complex="18pt"/>
    </style:style>
    <style:style style:name="P30" style:family="paragraph" style:parent-style-name="Preformatted_20_Text">
      <style:text-properties fo:font-size="18pt" officeooo:rsid="002448c9" officeooo:paragraph-rsid="002448c9" fo:background-color="#bce4e5" style:font-size-asian="18pt" style:font-size-complex="18pt"/>
    </style:style>
    <style:style style:name="P31" style:family="paragraph" style:parent-style-name="Preformatted_20_Text">
      <style:text-properties officeooo:paragraph-rsid="00230099"/>
    </style:style>
    <style:style style:name="P32" style:family="paragraph" style:parent-style-name="Preformatted_20_Text">
      <style:text-properties officeooo:rsid="002448c9" officeooo:paragraph-rsid="002448c9"/>
    </style:style>
    <style:style style:name="P33" style:family="paragraph" style:parent-style-name="Preformatted_20_Text">
      <style:text-properties fo:color="#cc0000"/>
    </style:style>
    <style:style style:name="P34" style:family="paragraph" style:parent-style-name="Preformatted_20_Text">
      <style:text-properties fo:color="#cc0000" fo:font-size="18pt" officeooo:rsid="002448c9" officeooo:paragraph-rsid="002448c9" style:font-size-asian="15.75pt" style:font-size-complex="18pt"/>
    </style:style>
    <style:style style:name="P35" style:family="paragraph" style:parent-style-name="Preformatted_20_Text">
      <style:text-properties fo:color="#cc0000" fo:font-size="18pt" officeooo:rsid="002448c9" officeooo:paragraph-rsid="002448c9" fo:background-color="#fff200" style:font-size-asian="15.75pt" style:font-size-complex="18pt"/>
    </style:style>
    <style:style style:name="P36" style:family="paragraph" style:parent-style-name="Preformatted_20_Text">
      <style:text-properties fo:color="#cc0000" fo:font-size="18pt" officeooo:rsid="002448c9" fo:background-color="#bce4e5" style:font-size-asian="15.75pt" style:font-size-complex="18pt"/>
    </style:style>
    <style:style style:name="P37" style:family="paragraph" style:parent-style-name="Preformatted_20_Text">
      <style:text-properties fo:color="#cc0000" fo:font-size="18pt" officeooo:rsid="002448c9" officeooo:paragraph-rsid="002448c9" fo:background-color="transparent" style:font-size-asian="15.75pt" style:font-size-complex="18pt"/>
    </style:style>
    <style:style style:name="P38" style:family="paragraph" style:parent-style-name="Preformatted_20_Text">
      <style:text-properties officeooo:paragraph-rsid="002448c9"/>
    </style:style>
    <style:style style:name="P39" style:family="paragraph" style:parent-style-name="Preformatted_20_Text">
      <style:text-properties fo:background-color="transparent"/>
    </style:style>
    <style:style style:name="P40" style:family="paragraph" style:parent-style-name="Preformatted_20_Text">
      <style:text-properties fo:color="#ce181e" fo:font-size="18pt" officeooo:rsid="002448c9" officeooo:paragraph-rsid="002448c9" fo:background-color="transparent" style:font-size-asian="18pt" style:font-size-complex="18pt"/>
    </style:style>
    <style:style style:name="P41" style:family="paragraph" style:parent-style-name="Preformatted_20_Text">
      <style:text-properties fo:color="#ce181e" fo:font-size="18pt" officeooo:rsid="002448c9" officeooo:paragraph-rsid="0025d1c0" fo:background-color="transparent" style:font-size-asian="18pt" style:font-size-complex="18pt"/>
    </style:style>
    <style:style style:name="P42" style:family="paragraph" style:parent-style-name="Preformatted_20_Text">
      <style:text-properties fo:color="#ce181e" fo:font-size="18pt" officeooo:rsid="002448c9" officeooo:paragraph-rsid="0025d1c0" fo:background-color="#fff200" style:font-size-asian="18pt" style:font-size-complex="18pt"/>
    </style:style>
    <style:style style:name="P43" style:family="paragraph" style:parent-style-name="Preformatted_20_Text">
      <style:paragraph-properties fo:margin-top="0cm" fo:margin-bottom="0.499cm" loext:contextual-spacing="false"/>
    </style:style>
    <style:style style:name="P44" style:family="paragraph" style:parent-style-name="Preformatted_20_Text">
      <style:paragraph-properties fo:margin-top="0cm" fo:margin-bottom="0.499cm" loext:contextual-spacing="false"/>
      <style:text-properties fo:font-size="15pt" officeooo:rsid="002b99f7" officeooo:paragraph-rsid="002b99f7" style:font-size-asian="15pt" style:font-size-complex="15pt"/>
    </style:style>
    <style:style style:name="T1" style:family="text">
      <style:text-properties fo:color="#8ae234" fo:font-weight="bold"/>
    </style:style>
    <style:style style:name="T2" style:family="text">
      <style:text-properties fo:color="#729fcf" fo:font-weight="bold"/>
    </style:style>
    <style:style style:name="T3" style:family="text">
      <style:text-properties fo:background-color="#fff200" loext:char-shading-value="0"/>
    </style:style>
    <style:style style:name="T4" style:family="text">
      <style:text-properties officeooo:rsid="0020e1ca"/>
    </style:style>
    <style:style style:name="T5" style:family="text">
      <style:text-properties fo:font-size="18pt" fo:background-color="#fff200" loext:char-shading-value="0" style:font-size-asian="18pt" style:font-size-complex="18pt"/>
    </style:style>
    <style:style style:name="T6" style:family="text">
      <style:text-properties fo:font-size="18pt" fo:background-color="transparent" loext:char-shading-value="0" style:font-size-asian="18pt" style:font-size-complex="18pt"/>
    </style:style>
    <style:style style:name="T7" style:family="text">
      <style:text-properties fo:font-size="18pt" fo:language="en" fo:country="IN" fo:background-color="#bee3d3" loext:char-shading-value="0" style:font-size-asian="18pt" style:font-size-complex="18pt"/>
    </style:style>
    <style:style style:name="T8" style:family="text">
      <style:text-properties fo:background-color="transparent" loext:char-shading-value="0"/>
    </style:style>
    <style:style style:name="T9" style:family="text">
      <style:text-properties fo:font-size="24pt" officeooo:rsid="0020e1ca" fo:background-color="#dddddd" loext:char-shading-value="0" style:font-size-asian="24pt" style:font-size-complex="24pt"/>
    </style:style>
    <style:style style:name="T10" style:family="text">
      <style:text-properties fo:font-size="24pt" officeooo:rsid="001d50cd" fo:background-color="#dddddd" loext:char-shading-value="0" style:font-size-asian="24pt" style:font-size-complex="24pt"/>
    </style:style>
    <style:style style:name="T11" style:family="text">
      <style:text-properties fo:font-size="24pt" officeooo:rsid="002203ab" fo:background-color="#bee3d3" loext:char-shading-value="0" style:font-size-asian="24pt" style:font-size-complex="24pt"/>
    </style:style>
    <style:style style:name="T12" style:family="text">
      <style:text-properties fo:language="en" fo:country="IN"/>
    </style:style>
    <style:style style:name="T13" style:family="text">
      <style:text-properties fo:language="en" fo:country="IN" officeooo:rsid="0027c9c2"/>
    </style:style>
    <style:style style:name="T14" style:family="text">
      <style:text-properties officeooo:rsid="00227535"/>
    </style:style>
    <style:style style:name="T15" style:family="text">
      <style:text-properties officeooo:rsid="00230099"/>
    </style:style>
    <style:style style:name="T16" style:family="text">
      <style:text-properties officeooo:rsid="0025d1c0"/>
    </style:style>
    <style:style style:name="T17" style:family="text">
      <style:text-properties officeooo:rsid="0027adfb"/>
    </style:style>
    <style:style style:name="T18" style:family="text">
      <style:text-properties officeooo:rsid="002a23d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26"/>
      <text:p text:style-name="P4"/>
      <text:p text:style-name="P12">Setup for <text:span text:style-name="T14">U</text:span>se of <text:span text:style-name="T17">S</text:span>imulteneously operating system <text:span text:style-name="T17">like you can install windows,centos,redhat and any-other operating system </text:span><text:s/><text:span text:style-name="T17">by follow these commands</text:span></text:p>
      <text:p text:style-name="P8"/>
      <text:p text:style-name="P9">Do you know?</text:p>
      <text:p text:style-name="P8"/>
      <text:p text:style-name="P11">Q-what is vagrant ?</text:p>
      <text:p text:style-name="P20"><text:span text:style-name="T11">A-</text:span><text:span text:style-name="T7">Vagrant is an open-source software product for building and maintaining portable virtual software development environments, e.g. for VirtualBox, KVM, Hyper-V, Docker containers, VMware, and AWS. It tries to simplify the software configuration management of virtualizations in order to increase development </text:span></text:p>
      <text:p text:style-name="Standard"><text:a xlink:type="simple" xlink:href="https://www.google.com/search?client=ubuntu&amp;hs=wHK&amp;channel=fs&amp;sxsrf=ACYBGNQ2dnfYmnF8q0OloL0btS9QxmE-vw:1572871481072&amp;q=vagrant+license&amp;sa=X&amp;ved=2ahUKEwjDgqDvytDlAhWYF3IKHb00ABoQ6BMoADAlegQIDBAG" text:style-name="Internet_20_link" text:visited-style-name="Visited_20_Internet_20_Link">License</text:a><text:span text:style-name="T7">: </text:span><text:a xlink:type="simple" xlink:href="https://www.google.com/search?client=ubuntu&amp;hs=wHK&amp;channel=fs&amp;sxsrf=ACYBGNQ2dnfYmnF8q0OloL0btS9QxmE-vw:1572871481072&amp;q=MIT+License&amp;stick=H4sIAAAAAAAAAONgVuLQz9U3MCkryF3Eyu3rGaLgk5mcmlecCgA_x3mRGgAAAA&amp;sa=X&amp;ved=2ahUKEwjDgqDvytDlAhWYF3IKHb00ABoQmxMoATAlegQIDBAH" text:style-name="Internet_20_link" text:visited-style-name="Visited_20_Internet_20_Link">MIT License</text:a></text:p>
      <text:p text:style-name="Standard"><text:a xlink:type="simple" xlink:href="https://www.google.com/search?client=ubuntu&amp;hs=wHK&amp;channel=fs&amp;sxsrf=ACYBGNQ2dnfYmnF8q0OloL0btS9QxmE-vw:1572871481072&amp;q=vagrant+developed+by&amp;stick=H4sIAAAAAAAAAOPgE-LSz9U3yCovKcw10lLJKLfST87PyUlNLsnMz9Mvzk8rKU8sSrVKSS1LzckvSE1RSKpcxCpSlphelJhXooAsDABAAwKnSwAAAA&amp;sa=X&amp;ved=2ahUKEwjDgqDvytDlAhWYF3IKHb00ABoQ6BMoADAmegQIDBAK" text:style-name="Internet_20_link" text:visited-style-name="Visited_20_Internet_20_Link">Developed by</text:a><text:span text:style-name="T7">: </text:span><text:a xlink:type="simple" xlink:href="https://www.google.com/search?client=ubuntu&amp;hs=wHK&amp;channel=fs&amp;sxsrf=ACYBGNQ2dnfYmnF8q0OloL0btS9QxmE-vw:1572871481072&amp;q=HashiCorp&amp;stick=H4sIAAAAAAAAAOPgE-LSz9U3yCovKcw1UuLVT9c3NEwqt0hJTysr0VLJKLfST87PyUlNLsnMz9Mvzk8rKU8sSrVKSS1LzckvSE1RSKpcxMrpkVickemcX1QAALDdVHBPAAAA&amp;sa=X&amp;ved=2ahUKEwjDgqDvytDlAhWYF3IKHb00ABoQmxMoATAmegQIDBAL" text:style-name="Internet_20_link" text:visited-style-name="Visited_20_Internet_20_Link">HashiCorp</text:a><text:span text:style-name="T7"> (Mitchell Hashimoto and John Bender)</text:span></text:p>
      <text:p text:style-name="Standard"><text:a xlink:type="simple" xlink:href="https://www.google.com/search?client=ubuntu&amp;hs=wHK&amp;channel=fs&amp;sxsrf=ACYBGNQ2dnfYmnF8q0OloL0btS9QxmE-vw:1572871481072&amp;q=vagrant+original+authors&amp;sa=X&amp;ved=2ahUKEwjDgqDvytDlAhWYF3IKHb00ABoQ6BMoADAnegQIDBAO" text:style-name="Internet_20_link" text:visited-style-name="Visited_20_Internet_20_Link">Original author(s)</text:a><text:span text:style-name="T7">: </text:span><text:a xlink:type="simple" xlink:href="https://www.google.com/search?client=ubuntu&amp;hs=wHK&amp;channel=fs&amp;sxsrf=ACYBGNQ2dnfYmnF8q0OloL0btS9QxmE-vw:1572871481072&amp;q=Mitchell+Hashimoto&amp;stick=H4sIAAAAAAAAAONgVuLRT9c3NIyvNE4zMDZYxCrkm1mSnJGak6PgkVickZmbX5IPAFevGTwlAAAA&amp;sa=X&amp;ved=2ahUKEwjDgqDvytDlAhWYF3IKHb00ABoQmxMoATAnegQIDBAP" text:style-name="Internet_20_link" text:visited-style-name="Visited_20_Internet_20_Link">Mitchell Hashimoto</text:a></text:p>
      <text:p text:style-name="Standard"><text:a xlink:type="simple" xlink:href="https://www.google.com/search?client=ubuntu&amp;hs=wHK&amp;channel=fs&amp;sxsrf=ACYBGNQ2dnfYmnF8q0OloL0btS9QxmE-vw:1572871481072&amp;q=vagrant+written+in&amp;stick=H4sIAAAAAAAAAOPgE-LSz9U3yCovKcw10lLKKLfST87PyUlNLsnMz9Mvzk8rKU8sSrUqL8osKUnNU8jMW8QqVJaYXpSYV6KAEAQA90HSjEcAAAA&amp;sa=X&amp;ved=2ahUKEwjDgqDvytDlAhWYF3IKHb00ABoQ6BMoADAoegQIDBAS" text:style-name="Internet_20_link" text:visited-style-name="Visited_20_Internet_20_Link">Written in</text:a><text:span text:style-name="T7">: </text:span><text:a xlink:type="simple" xlink:href="https://www.google.com/search?client=ubuntu&amp;hs=wHK&amp;channel=fs&amp;sxsrf=ACYBGNQ2dnfYmnF8q0OloL0btS9QxmE-vw:1572871481072&amp;q=Ruby+programming+language&amp;stick=H4sIAAAAAAAAAOPgE-LSz9U3yCovKcw1UuIAsc3S0ky1lDLKrfST83NyUpNLMvPz9Ivz00rKE4tSrcqLMktKUvMUMvMWsUoGlSZVKhQU5acXJebmZualK-Qk5qWXJqanAgC_urFVWAAAAA&amp;sa=X&amp;ved=2ahUKEwjDgqDvytDlAhWYF3IKHb00ABoQmxMoATAoegQIDBAT" text:style-name="Internet_20_link" text:visited-style-name="Visited_20_Internet_20_Link">Ruby</text:a></text:p>
      <text:p text:style-name="Standard"><text:a xlink:type="simple" xlink:href="https://www.google.com/search?client=ubuntu&amp;hs=wHK&amp;channel=fs&amp;sxsrf=ACYBGNQ2dnfYmnF8q0OloL0btS9QxmE-vw:1572871481072&amp;q=vagrant+developers&amp;sa=X&amp;ved=2ahUKEwjDgqDvytDlAhWYF3IKHb00ABoQ6BMoADApegQIDBAW" text:style-name="Internet_20_link" text:visited-style-name="Visited_20_Internet_20_Link">Developer(s)</text:a><text:span text:style-name="T7">: </text:span><text:a xlink:type="simple" xlink:href="https://www.google.com/search?client=ubuntu&amp;hs=wHK&amp;channel=fs&amp;sxsrf=ACYBGNQ2dnfYmnF8q0OloL0btS9QxmE-vw:1572871481072&amp;q=HashiCorp&amp;stick=H4sIAAAAAAAAAONgVuLVT9c3NEwqt0hJTysrWcTK6ZFYnJHpnF9UAAD4xGvRHQAAAA&amp;sa=X&amp;ved=2ahUKEwjDgqDvytDlAhWYF3IKHb00ABoQmxMoATApegQIDBAX" text:style-name="Internet_20_link" text:visited-style-name="Visited_20_Internet_20_Link">HashiCorp</text:a><text:span text:style-name="T7"> (</text:span><text:a xlink:type="simple" xlink:href="https://www.google.com/search?client=ubuntu&amp;hs=wHK&amp;channel=fs&amp;sxsrf=ACYBGNQ2dnfYmnF8q0OloL0btS9QxmE-vw:1572871481072&amp;q=Mitchell+Hashimoto&amp;stick=H4sIAAAAAAAAAONgVuLRT9c3NIyvNE4zMDZYxCrkm1mSnJGak6PgkVickZmbX5IPAFevGTwlAAAA&amp;sa=X&amp;ved=2ahUKEwjDgqDvytDlAhWYF3IKHb00ABoQmxMoAjApegQIDBAY" text:style-name="Internet_20_link" text:visited-style-name="Visited_20_Internet_20_Link">Mitchell Hashimoto</text:a><text:span text:style-name="T7"> and John Bender)</text:span></text:p>
      <text:p text:style-name="Standard"><text:a xlink:type="simple" xlink:href="https://www.google.com/search?client=ubuntu&amp;hs=wHK&amp;channel=fs&amp;sxsrf=ACYBGNQ2dnfYmnF8q0OloL0btS9QxmE-vw:1572871481072&amp;q=vagrant+stable+release&amp;sa=X&amp;ved=2ahUKEwjDgqDvytDlAhWYF3IKHb00ABoQ6BMoADAqegQIDBAb" text:style-name="Internet_20_link" text:visited-style-name="Visited_20_Internet_20_Link">Stable release</text:a><text:span text:style-name="T7">: 2.2.6 / </text:span><text:a xlink:type="simple" xlink:href="https://www.google.com/search?client=ubuntu&amp;hs=wHK&amp;channel=fs&amp;sxsrf=ACYBGNQ2dnfYmnF8q0OloL0btS9QxmE-vw:1572871481072&amp;q=October+14,+2019&amp;stick=H4sIAAAAAAAAAONgVhLQL9E3MrYsSCmsMs-2KE_KXsQq4J9ckp-UWqRgaKKjYGRgaAkAUHPksCcAAAA&amp;sa=X&amp;ved=2ahUKEwjDgqDvytDlAhWYF3IKHb00ABoQmxMoATAqegQIDBAc" text:style-name="Internet_20_link" text:visited-style-name="Visited_20_Internet_20_Link">October 14, 2019</text:a><text:span text:style-name="T7">; </text:span></text:p>
      <text:p text:style-name="Standard"><text:span text:style-name="T7"/></text:p>
      <text:p text:style-name="P22"><text:span text:style-name="T12"><text:s text:c="39"/>let’s start <text:s text:c="41"/></text:span></text:p>
      <text:p text:style-name="P22"><text:span text:style-name="T13"/></text:p>
      <text:p text:style-name="P22"><text:span text:style-name="T13">i am using ubuntu 18.04 right now ,you can use wondow as well</text:span></text:p>
      <text:p text:style-name="Standard"><text:span text:style-name="T7"/></text:p>
      <text:p text:style-name="P7"/>
      <text:p text:style-name="P7"/>
      <text:p text:style-name="P13">------------------------------------------------------------</text:p>
      <text:p text:style-name="P14"><text:soft-page-break/></text:p>
      <text:p text:style-name="P14">I hoping you installed <text:s/>virtual box if not let downlaod virtual box first </text:p>
      <text:p text:style-name="P14"/>
      <text:p text:style-name="P6"><text:span text:style-name="T4"><text:s text:c="16"/>H</text:span>ow to install <text:span text:style-name="T18">virtualbox</text:span> ? <text:s text:c="7"/></text:p>
      <text:p text:style-name="P14"/>
      <text:p text:style-name="P14"><text:span text:style-name="T3"><text:s text:c="16"/>sudo apt install virtualbox <text:s text:c="21"/></text:span></text:p>
      <text:p text:style-name="P10"/>
      <text:p text:style-name="P5"><text:span text:style-name="T4"><text:s text:c="16"/>H</text:span>ow to install vagrant ? <text:s text:c="31"/></text:p>
      <text:p text:style-name="P16"/>
      <text:p text:style-name="Standard"><text:span text:style-name="Source_20_Text"><text:span text:style-name="T5"><text:s text:c="9"/>sudo apt install vagrant <text:s text:c="10"/></text:span></text:span><text:span text:style-name="Source_20_Text"><text:s text:c="17"/></text:span></text:p>
      <text:p text:style-name="P27"><text:span text:style-name="Source_20_Text"><text:span text:style-name="T5"/></text:span></text:p>
      <text:p text:style-name="P27"><text:span text:style-name="Source_20_Text"><text:span text:style-name="T6">-------------------------------------------</text:span></text:span></text:p>
      <text:p text:style-name="P25"/>
      <text:p text:style-name="P5"><text:span text:style-name="T4"><text:s text:c="16"/>H</text:span>ow to <text:s/><text:span text:style-name="T4">check version</text:span> vagrant <text:s text:c="17"/></text:p>
      <text:p text:style-name="P5"/>
      <text:p text:style-name="P16"><text:s text:c="22"/>vagrant -v <text:s text:c="68"/></text:p>
      <text:p text:style-name="P23"><text:s text:c="3"/>darkness-manish@darknessmanish-HP-Laptop-15-bs1xx:~$ vagrant -v</text:p>
      <text:p text:style-name="P23"><text:s text:c="3"/></text:p>
      <text:p text:style-name="P23"><text:s text:c="3"/>Vagrant 2.0.2</text:p>
      <text:p text:style-name="Standard"/>
      <text:p text:style-name="Standard">------------------------------------------------------------------------------------------------------------------------</text:p>
      <text:p text:style-name="P18"/>
      <text:p text:style-name="P4"><text:span text:style-name="T9">H</text:span><text:span text:style-name="T10">ow to <text:s/></text:span><text:span text:style-name="T9">use <text:s/>vagrant with virtual box</text:span></text:p>
      <text:p text:style-name="Standard"/>
      <text:p text:style-name="Standard"/>
      <text:p text:style-name="Standard"/>
      <text:p text:style-name="P19">create folder for seaprate Vagrantbox</text:p>
      <text:p text:style-name="P19"/>
      <text:p text:style-name="P17">mkdir Vagrantbox</text:p>
      <text:p text:style-name="P19"/>
      <text:p text:style-name="P19">go inside <text:s/>Vagrantbox</text:p>
      <text:p text:style-name="P19"/>
      <text:p text:style-name="P17">cd Vagrantbox</text:p>
      <text:p text:style-name="P19"/>
      <text:p text:style-name="P19">example:</text:p>
      <text:p text:style-name="P28"><text:span text:style-name="T1">darkness-manish@darknessmanish-HP-Laptop-15-bs1xx</text:span>:<text:span text:style-name="T2">~</text:span>$ cd Vagrantbox</text:p>
      <text:p text:style-name="P28"><text:soft-page-break/></text:p>
      <text:p text:style-name="P19">result:</text:p>
      <text:p text:style-name="P28"><text:a xlink:type="simple" xlink:href="mailto:darkness-manish@darknessmanish-HP-Laptop-15-bs1xx" text:style-name="Internet_20_link" text:visited-style-name="Visited_20_Internet_20_Link"><text:span text:style-name="T1">darkness-manish@darknessmanish-HP-Laptop-15-bs1xx</text:span></text:a>:<text:span text:style-name="T2">~/Vagrantbox</text:span>$</text:p>
      <text:p text:style-name="P28"/>
      <text:p text:style-name="P28">----------------------------------------------------------------------</text:p>
      <text:p text:style-name="P28"/>
      <text:p text:style-name="P28">create <text:s/>seprate folder for every OS <text:span text:style-name="T15">inside Vagrantbox</text:span></text:p>
      <text:p text:style-name="P17">mkdir ubuntu16</text:p>
      <text:p text:style-name="Standard"/>
      <text:p text:style-name="P21"/>
      <text:p text:style-name="P21">---------------------------------------------------------------------------------------------------------------</text:p>
      <text:p text:style-name="Standard"/>
      <text:p text:style-name="P31"/>
      <text:p text:style-name="P32">TO add boxes use command </text:p>
      <text:p text:style-name="P32"/>
      <text:p text:style-name="P29">vagrant box add ubuntu/xenial64</text:p>
      <text:p text:style-name="P38"/>
      <text:p text:style-name="Preformatted_20_Text"/>
      <text:p text:style-name="Preformatted_20_Text"><text:span text:style-name="T1">darkness-manish@darknessmanish-HP-Laptop-15-bs1xx</text:span>:<text:span text:style-name="T2">~/Vagrantbox/ubuntu16</text:span>$ vagrant box add ubuntu/xenial64</text:p>
      <text:p text:style-name="Preformatted_20_Text"/>
      <text:p text:style-name="Preformatted_20_Text"/>
      <text:p text:style-name="P1">==&gt; box: Loading metadata for box &amp;apos;ubuntu/xenial64&amp;apos;</text:p>
      <text:p text:style-name="Preformatted_20_Text"><text:s text:c="4"/>box: URL: https://vagrantcloud.com/ubuntu/xenial64</text:p>
      <text:p text:style-name="P1">==&gt; box: Adding box &amp;apos;ubuntu/xenial64&amp;apos; (v20191024.0.0) for provider: virtualbox</text:p>
      <text:p text:style-name="P2">The box you&amp;apos;re attempting to add already exists. Remove it before</text:p>
      <text:p text:style-name="P2">adding it again or add it with the `--force` flag.</text:p>
      <text:p text:style-name="Preformatted_20_Text"/>
      <text:p text:style-name="P2">Name: ubuntu/xenial64</text:p>
      <text:p text:style-name="P2">Provider: virtualbox</text:p>
      <text:p text:style-name="P2">Version: 20191024.0.0</text:p>
      <text:p text:style-name="P2"/>
      <text:p text:style-name="P2"/>
      <text:p text:style-name="P34"/>
      <text:p text:style-name="P34"/>
      <text:p text:style-name="P34"/>
      <text:p text:style-name="P37">now intiallised box by following these commands -</text:p>
      <text:p text:style-name="P34"/>
      <text:p text:style-name="P35"><text:s/>vagrant init ubuntu/xenial64 </text:p>
      <text:p text:style-name="P38"><text:span text:style-name="T2"/></text:p>
      <text:p text:style-name="Preformatted_20_Text"><text:span text:style-name="T1">darkness-manish@darknessmanish-HP-Laptop-15-bs1xx</text:span>:<text:span text:style-name="T2">~/Vagrantbox/ubuntu16</text:span>$ vagrant init ubuntu/xenial64</text:p>
      <text:p text:style-name="P39"/>
      <text:p text:style-name="P40">box has been intiallised and vagrant file has been created.</text:p>
      <text:p text:style-name="P30"/>
      <text:p text:style-name="P30"/>
      <text:p text:style-name="Preformatted_20_Text">A `Vagrantfile` has been placed in this directory. You are now</text:p>
      <text:p text:style-name="Preformatted_20_Text">ready to `vagrant up` your first virtual environment! Please read</text:p>
      <text:p text:style-name="Preformatted_20_Text">the comments in the Vagrantfile as well as documentation on</text:p>
      <text:p text:style-name="Preformatted_20_Text"><text:soft-page-break/>`vagrantup.com` for more information on using Vagrant.</text:p>
      <text:p text:style-name="P36"/>
      <text:p text:style-name="P37">now start vagrant -</text:p>
      <text:p text:style-name="P37"/>
      <text:p text:style-name="P35"><text:s/>vagrant up </text:p>
      <text:p text:style-name="Preformatted_20_Text"><text:span text:style-name="T1">darkness-manish@darknessmanish-HP-Laptop-15-bs1xx</text:span>:<text:span text:style-name="T2">~/Vagrantbox/ubuntu16</text:span>$ vagrant up</text:p>
      <text:p text:style-name="Preformatted_20_Text"/>
      <text:p text:style-name="Preformatted_20_Text">Bringing machine &amp;apos;default&amp;apos; up with &amp;apos;virtualbox&amp;apos; provider...</text:p>
      <text:p text:style-name="P1">==&gt; default: Importing base box &amp;apos;ubuntu/xenial64&amp;apos;...</text:p>
      <text:p text:style-name="P1">==&gt; default: Matching MAC address for NAT networking...</text:p>
      <text:p text:style-name="P1">==&gt; default: Checking if box &amp;apos;ubuntu/xenial64&amp;apos; is up to date...</text:p>
      <text:p text:style-name="P1">==&gt; default: Setting the name of the VM: ubuntu16_default_1572759742883_54561</text:p>
      <text:p text:style-name="P1">==&gt; default: Clearing any previously set network interfaces...</text:p>
      <text:p text:style-name="P1">==&gt; default: Preparing network interfaces based on configuration...</text:p>
      <text:p text:style-name="Preformatted_20_Text"><text:s text:c="4"/>default: Adapter 1: nat</text:p>
      <text:p text:style-name="P1">==&gt; default: Forwarding ports...</text:p>
      <text:p text:style-name="Preformatted_20_Text"><text:s text:c="4"/>default: 22 (guest) =&gt; 2222 (host) (adapter 1)</text:p>
      <text:p text:style-name="P1">==&gt; default: Running &amp;apos;pre-boot&amp;apos; VM customizations...</text:p>
      <text:p text:style-name="P1">==&gt; default: Booting VM...</text:p>
      <text:p text:style-name="P1">==&gt; default: Waiting for machine to boot. This may take a few minutes...</text:p>
      <text:p text:style-name="Preformatted_20_Text"><text:s text:c="4"/>default: SSH address: 127.0.0.1:2222</text:p>
      <text:p text:style-name="Preformatted_20_Text"><text:s text:c="4"/>default: SSH username: vagrant</text:p>
      <text:p text:style-name="Preformatted_20_Text"><text:s text:c="4"/>default: SSH auth method: private key</text:p>
      <text:p text:style-name="Preformatted_20_Text"><text:s text:c="4"/>default: Warning: Connection reset. Retrying...</text:p>
      <text:p text:style-name="Preformatted_20_Text"><text:s text:c="4"/>default: Warning: Remote connection disconnect. Retrying...</text:p>
      <text:p text:style-name="Preformatted_20_Text"><text:s text:c="4"/>default: Warning: Connection reset. Retrying...</text:p>
      <text:p text:style-name="Preformatted_20_Text"><text:s text:c="4"/>default: Warning: Remote connection disconnect. Retrying...</text:p>
      <text:p text:style-name="Preformatted_20_Text"><text:s text:c="4"/>default: Warning: Connection reset. Retrying...</text:p>
      <text:p text:style-name="Preformatted_20_Text"><text:s text:c="4"/>default: Warning: Remote connection disconnect. Retrying...</text:p>
      <text:p text:style-name="Preformatted_20_Text"><text:s text:c="4"/>default: Warning: Connection reset. Retrying...</text:p>
      <text:p text:style-name="Preformatted_20_Text"><text:s text:c="4"/>default: Warning: Remote connection disconnect. Retrying...</text:p>
      <text:p text:style-name="Preformatted_20_Text"><text:s text:c="4"/>default: Warning: Connection reset. Retrying...</text:p>
      <text:p text:style-name="Preformatted_20_Text"><text:s text:c="4"/>default: Warning: Remote connection disconnect. Retrying...</text:p>
      <text:p text:style-name="Preformatted_20_Text"><text:s text:c="4"/>default: Warning: Connection reset. Retrying...</text:p>
      <text:p text:style-name="Preformatted_20_Text"><text:s text:c="4"/>default: Warning: Remote connection disconnect. Retrying...</text:p>
      <text:p text:style-name="Preformatted_20_Text"><text:s text:c="4"/>default: Warning: Connection reset. Retrying...</text:p>
      <text:p text:style-name="Preformatted_20_Text"><text:s text:c="4"/>default: Warning: Remote connection disconnect. Retrying...</text:p>
      <text:p text:style-name="Preformatted_20_Text"><text:s text:c="4"/>default: Warning: Connection reset. Retrying...</text:p>
      <text:p text:style-name="Preformatted_20_Text"><text:s text:c="4"/>default: Warning: Remote connection disconnect. Retrying...</text:p>
      <text:p text:style-name="Preformatted_20_Text"><text:s text:c="4"/>default: Warning: Connection reset. Retrying...</text:p>
      <text:p text:style-name="Preformatted_20_Text"><text:s text:c="4"/>default: Warning: Remote connection disconnect. Retrying...</text:p>
      <text:p text:style-name="Preformatted_20_Text"><text:s text:c="4"/>default: </text:p>
      <text:p text:style-name="Preformatted_20_Text"><text:s text:c="4"/>default: Vagrant insecure key detected. Vagrant will automatically replace</text:p>
      <text:p text:style-name="Preformatted_20_Text"><text:s text:c="4"/>default: this with a newly generated keypair for better security.</text:p>
      <text:p text:style-name="Preformatted_20_Text"><text:s text:c="4"/>default: </text:p>
      <text:p text:style-name="Preformatted_20_Text"><text:s text:c="4"/>default: Inserting generated public key within guest...</text:p>
      <text:p text:style-name="Preformatted_20_Text"><text:s text:c="4"/>default: Removing insecure key from the guest if it&amp;apos;s present...</text:p>
      <text:p text:style-name="Preformatted_20_Text"><text:s text:c="4"/>default: Key inserted! Disconnecting and reconnecting using new SSH key...</text:p>
      <text:p text:style-name="P1">==&gt; default: Machine booted and ready!</text:p>
      <text:p text:style-name="P1">==&gt; default: Checking for guest additions in VM...</text:p>
      <text:p text:style-name="Preformatted_20_Text"><text:s text:c="4"/>default: The guest additions on this VM do not match the installed version of</text:p>
      <text:p text:style-name="Preformatted_20_Text"><text:s text:c="4"/>default: VirtualBox! In most cases this is fine, but in rare cases it can</text:p>
      <text:p text:style-name="Preformatted_20_Text"><text:s text:c="4"/>default: prevent things such as shared folders from working properly. If you see</text:p>
      <text:p text:style-name="Preformatted_20_Text"><text:s text:c="4"/>default: shared folder errors, please make sure the guest additions within the</text:p>
      <text:p text:style-name="Preformatted_20_Text"><text:s text:c="4"/>default: virtual machine match the version of VirtualBox you have installed on</text:p>
      <text:p text:style-name="Preformatted_20_Text"><text:soft-page-break/><text:s text:c="4"/>default: your host and reload your VM.</text:p>
      <text:p text:style-name="Preformatted_20_Text"><text:s text:c="4"/>default: </text:p>
      <text:p text:style-name="Preformatted_20_Text"><text:s text:c="4"/>default: Guest Additions Version: 5.1.38</text:p>
      <text:p text:style-name="Preformatted_20_Text"><text:s text:c="4"/>default: VirtualBox Version: 5.2</text:p>
      <text:p text:style-name="P1">==&gt; default: Mounting shared folders...</text:p>
      <text:p text:style-name="Preformatted_20_Text"><text:s text:c="4"/>default: /vagrant =&gt; /home/darkness-manish/Vagrantbox/ubuntu16</text:p>
      <text:p text:style-name="Preformatted_20_Text"/>
      <text:p text:style-name="Preformatted_20_Text"/>
      <text:p text:style-name="Preformatted_20_Text"/>
      <text:p text:style-name="P41"><text:span text:style-name="T16">Now login into ubuntu 16 by commands</text:span>.</text:p>
      <text:p text:style-name="P41"/>
      <text:p text:style-name="P42"><text:s/>vagrant ssh </text:p>
      <text:p text:style-name="P41"/>
      <text:p text:style-name="Preformatted_20_Text"><text:span text:style-name="T1">darkness-manish@darknessmanish-HP-Laptop-15-bs1xx</text:span>:<text:span text:style-name="T2">~/Vagrantbox/ubuntu16</text:span>$ vagrant ssh</text:p>
      <text:p text:style-name="Preformatted_20_Text">Welcome to Ubuntu 16.04.6 LTS (GNU/Linux 4.4.0-166-generic x86_64)</text:p>
      <text:p text:style-name="Preformatted_20_Text"/>
      <text:p text:style-name="Preformatted_20_Text"><text:s/>* Documentation: <text:s/>https://help.ubuntu.com</text:p>
      <text:p text:style-name="Preformatted_20_Text"><text:s/>* Management: <text:s text:c="4"/>https://landscape.canonical.com</text:p>
      <text:p text:style-name="Preformatted_20_Text"><text:s/>* Support: <text:s text:c="7"/>https://ubuntu.com/advantage</text:p>
      <text:p text:style-name="Preformatted_20_Text"/>
      <text:p text:style-name="Preformatted_20_Text"/>
      <text:p text:style-name="Preformatted_20_Text">0 packages can be updated.</text:p>
      <text:p text:style-name="Preformatted_20_Text">0 updates are security updates.</text:p>
      <text:p text:style-name="Preformatted_20_Text"/>
      <text:p text:style-name="Preformatted_20_Text">New release &amp;apos;18.04.3 LTS&amp;apos; available.</text:p>
      <text:p text:style-name="Preformatted_20_Text">Run &amp;apos;do-release-upgrade&amp;apos; to upgrade to it.</text:p>
      <text:p text:style-name="Preformatted_20_Text"/>
      <text:p text:style-name="P3"/>
      <text:p text:style-name="P44">NOW YOU ARE IN DIFFERENT OS &amp; HAVE FUN &amp; DO WHATEVER YOU WANT</text:p>
      <text:p text:style-name="P3"/>
      <text:p text:style-name="P24">For exit from vagrant use <text:s/>command</text:p>
      <text:p text:style-name="P24"/>
      <text:p text:style-name="P15">ex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 Serif" svg:font-family="'Sans Serif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1T16:24:49.920160970</meta:creation-date>
    <dc:date>2019-11-04T18:41:08.868544434</dc:date>
    <meta:editing-duration>PT1H22M2S</meta:editing-duration>
    <meta:editing-cycles>16</meta:editing-cycles>
    <meta:generator>LibreOffice/6.0.7.3$Linux_X86_64 LibreOffice_project/00m0$Build-3</meta:generator>
    <meta:document-statistic meta:table-count="0" meta:image-count="0" meta:object-count="0" meta:page-count="5" meta:paragraph-count="128" meta:word-count="762" meta:character-count="6920" meta:non-whitespace-character-count="5724"/>
  </office:meta>
</office:document-meta>
</file>